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middle" draw:auto-grow-height="false" fo:min-height="0.921cm" fo:min-width="12.29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974cm" fo:min-width="9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9.323cm" fo:min-width="12.198cm" fo:padding-top="0.151cm" fo:padding-bottom="0.151cm" fo:padding-left="0.276cm" fo:padding-right="0.276cm" loext:decorative="false"/>
    </style:style>
    <style:style style:name="gr12" style:family="graphic">
      <style:graphic-properties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24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94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398cm" fo:min-width="18.948cm" fo:padding-top="0.151cm" fo:padding-bottom="0.151cm" fo:padding-left="0.276cm" fo:padding-right="0.276cm" loext:decorative="false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24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4" style:family="graphic" style:parent-style-name="standard">
      <style:graphic-properties draw:fill="none" loext:fill-use-slide-background="false" draw:textarea-horizontal-align="justify" draw:textarea-vertical-align="middle" draw:auto-grow-height="false" fo:min-height="6.5cm" fo:min-width="15.75cm" loext:decorative="false"/>
    </style:style>
    <style:style style:name="gr4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4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7" style:family="graphic" style:parent-style-name="objectwithoutfill">
      <style:graphic-properties draw:stroke="dash" draw:stroke-dash="Long_20_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48" style:family="graphic" style:parent-style-name="objectwithoutfill">
      <style:graphic-properties svg:stroke-width="0.053cm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Liberation Sans2" style:font-size-asian="14pt" style:font-style-asian="normal" style:font-weight-asian="bold" style:font-name-complex="Liberation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Design" draw:style-name="dp1" draw:master-page-name="Default"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" draw:text-style-name="P2" draw:layer="layout" svg:width="15cm" svg:height="1.153cm" svg:x="5cm" svg:y="1.387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radio</text:span></text:p>
            <text:p text:style-name="P1"><text:span text:style-name="T1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5cm" svg:height="2.96cm" svg:x="5cm" svg:y="2.54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" draw:text-style-name="P2" draw:layer="layout" svg:width="12.75cm" svg:height="1.153cm" svg:x="7cm" svg:y="21.52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radio</text:span></text:p>
            <text:p text:style-name="P1"><text:span text:style-name="T1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2.75cm" svg:height="4.971cm" svg:x="7cm" svg:y="22.67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6" draw:text-style-name="P5" xml:id="id1" draw:id="id1" draw:layer="layout" svg:width="12.75cm" svg:height="1.125cm" svg:x="7.25cm" svg:y="7.8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4"><text:span text:style-name="T2">leds_control</text:span></text:p>
            <text:p text:style-name="P4"><text:span text:style-name="T2">&lt;&lt;module&gt;&gt;</text:span></text:p>
            <draw:enhanced-geometry svg:viewBox="0 0 21600 21600" draw:type="rectangle" draw:enhanced-path="M 0 0 L 21600 0 21600 21600 0 21600 0 0 Z N"/>
          </draw:custom-shape>
          <draw:connector draw:style-name="gr7" draw:text-style-name="P6" draw:layer="layout" draw:type="line" svg:x1="19.53cm" svg:y1="8.077cm" svg:x2="19.53cm" svg:y2="8.327cm" draw:start-shape="id1" draw:start-glue-point="16" draw:end-shape="id1" draw:end-glue-point="17" svg:d="M19530 8077v250" svg:viewBox="0 0 1 251">
            <text:p/>
          </draw:connector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glue-point draw:id="22" svg:x="-5cm" svg:y="-0.947cm"/>
          <draw:custom-shape draw:style-name="gr8" draw:text-style-name="P8" draw:layer="layout" svg:width="9.5cm" svg:height="1.153cm" svg:x="9.45cm" svg:y="9.83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&lt;&lt;singleton&gt;&gt;</text:span></text:p>
            <text:p text:style-name="P7"><text:span text:style-name="T1">LED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9.5cm" svg:height="2.183cm" svg:x="9.45cm" svg:y="10.991cm">
            <text:p text:style-name="P9"><text:span text:style-name="T3">- LED_NAMES</text:span></text:p>
            <text:p text:style-name="P9"><text:span text:style-name="T3">- oradio_log: oradio_logging</text:span></text:p>
            <text:p text:style-name="P9"><text:span text:style-name="T3">- gpio_service:GPIOService</text:span></text:p>
            <text:p text:style-name="P9"><text:span text:style-name="T3">- oneshot_timer: Timer</text:span></text:p>
            <text:p text:style-name="P9"><text:span text:style-name="T3">- blinking_threads[]: Thread</text:span></text:p>
            <text:p text:style-name="P9"><text:span text:style-name="T3">stop_evt: 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9.5cm" svg:height="3.357cm" svg:x="9.45cm" svg:y="13.17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turn_on_led(led_name:str)</text:span></text:p>
            <text:p text:style-name="P9"><text:span text:style-name="T3">+ turn_off_led(led_name:str)</text:span></text:p>
            <text:p text:style-name="P9"><text:span text:style-name="T3">+ turn_off_all_leds()</text:span></text:p>
            <text:p text:style-name="P9"><text:span text:style-name="T3">+ turn_off_all_leds()</text:span></text:p>
            <text:p text:style-name="P9"><text:span text:style-name="T3">+ get_led_state(led_name:str): bool</text:span></text:p>
            <text:p text:style-name="P11"><text:span text:style-name="T3">+ oneshot_on_led(led_name:str)</text:span></text:p>
            <text:p text:style-name="P9"><text:span text:style-name="T3">+ control_blinking_led( led_name:str, cycle_time:int)</text:span></text:p>
            <text:p text:style-name="P9"><text:span text:style-name="T3">- stop_blink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2" draw:layer="layout" svg:width="12.75cm" svg:height="9.625cm" svg:x="7.25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5" draw:id="id5">
          <draw:g draw:style-name="gr12">
            <draw:polygon draw:style-name="gr13" draw:text-style-name="P14" draw:layer="layout" svg:width="5.382cm" svg:height="2.157cm" svg:x="5.764cm" svg:y="2.942cm" svg:viewBox="0 0 5383 2158" draw:points="0,0 4040,0 5383,393 5383,2158 0,2158">
              <text:p text:style-name="P13"><text:span text:style-name="T4">«LED_NAMES»</text:span></text:p>
              <text:p text:style-name="P13"><text:span text:style-name="T5">[ LED_PLAY, LED_STOP, </text:span></text:p>
              <text:p text:style-name="P13"><text:span text:style-name="T5"><text:s text:c="2"/></text:span><text:span text:style-name="T5">LED_PRESET1, </text:span></text:p>
              <text:p text:style-name="P13"><text:span text:style-name="T5"><text:s text:c="2"/></text:span><text:span text:style-name="T5">LED_PRESET2, </text:span></text:p>
              <text:p text:style-name="P13"><text:span text:style-name="T5"><text:s text:c="2"/></text:span><text:span text:style-name="T5">LED_PRESET3 ]</text:span></text:p>
            </draw:polygon>
            <draw:polygon draw:style-name="gr14" draw:text-style-name="P15" draw:layer="layout" svg:width="1.346cm" svg:height="0.392cm" svg:x="9.804cm" svg:y="2.942cm" svg:viewBox="0 0 1347 393" draw:points="0,0 1347,393 0,393">
              <text:p/>
            </draw:polygon>
          </draw:g>
        </draw:g>
        <draw:connector draw:style-name="gr15" draw:text-style-name="P16" draw:layer="layout" svg:x1="18.423cm" svg:y1="16.531cm" svg:x2="17.792cm" svg:y2="23.425cm" draw:start-shape="id2" draw:start-glue-point="10" draw:end-shape="id3" draw:end-glue-point="14" svg:d="M18423 16531v3446h-631v3448" svg:viewBox="0 0 632 6895">
          <text:p/>
        </draw:connector>
        <draw:connector draw:style-name="gr16" draw:text-style-name="P17" draw:layer="layout" draw:line-skew="0cm -0.549cm" svg:x1="18.95cm" svg:y1="12.136cm" svg:x2="17.642cm" svg:y2="5.061cm" draw:start-shape="id2" draw:start-glue-point="16" draw:end-shape="id4" draw:end-glue-point="9" svg:d="M18950 12136h527v-5236h-1835v-1839" svg:viewBox="0 0 1836 7076">
          <text:p/>
        </draw:connector>
        <draw:connector draw:style-name="gr17" draw:text-style-name="P17" draw:layer="layout" svg:x1="13.85cm" svg:y1="3.651cm" svg:x2="11.151cm" svg:y2="4.021cm" draw:start-shape="id4" draw:start-glue-point="20" draw:end-shape="id5" draw:end-glue-point="1" svg:d="M13850 3651h-1349v370h-1350" svg:viewBox="0 0 2700 371">
          <text:p/>
        </draw:connector>
        <draw:connector draw:style-name="gr18" draw:text-style-name="P16" draw:layer="layout" draw:line-skew="0.653cm" svg:x1="9.981cm" svg:y1="16.531cm" svg:x2="8.151cm" svg:y2="26.856cm" draw:start-shape="id2" draw:start-glue-point="7" draw:end-shape="id6" draw:end-glue-point="11" svg:d="M9981 16531v4069h-2358v6256h528" svg:viewBox="0 0 2359 10326">
          <text:p/>
        </draw:connector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19" draw:text-style-name="P8" draw:layer="layout" svg:width="5.25cm" svg:height="0.679cm" svg:x="14cm" svg:y="23.42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0" draw:layer="layout" svg:width="5.25cm" svg:height="1.033cm" svg:x="14cm" svg:y="24.103cm">
            <text:p text:style-name="P18"><text:span text:style-name="T1">&lt;&lt;singleton&gt;&gt;</text:span></text:p>
            <text:p text:style-name="P18"><text:span text:style-name="T1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0" draw:layer="layout" svg:width="5.25cm" svg:height="1.387cm" svg:x="14cm" svg:y="25.1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set_led_on(led_name:str)</text:span></text:p>
            <text:p text:style-name="P9"><text:span text:style-name="T3">+ set_led_off(led_name:str)</text:span></text:p>
            <text:p text:style-name="P9"><text:span text:style-name="T3">+ get_led_state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19" draw:layer="layout" svg:width="2.5cm" svg:height="0.75cm" svg:x="10.25cm" svg:y="19.3cm">
          <draw:text-box>
            <text:p><text:span text:style-name="T6">&lt;&lt;uses&gt;&gt;</text:span></text:p>
          </draw:text-box>
        </draw:frame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3" draw:text-style-name="P20" draw:layer="layout" svg:width="5.25cm" svg:height="0.679cm" svg:x="8.15cm" svg:y="23.36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3" draw:layer="layout" svg:width="5.25cm" svg:height="1.255cm" svg:x="8.15cm" svg:y="24.044cm">
            <text:p text:style-name="P21"><text:span text:style-name="T1">&lt;&lt;utility&gt;&gt;</text:span></text:p>
            <text:p text:style-name="P22"><text:span text:style-name="T1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4" draw:layer="layout" svg:width="5.25cm" svg:height="2.101cm" svg:x="8.15cm" svg:y="25.2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2"><text:span text:style-name="T1">+ debug(msg:str)</text:span></text:p>
            <text:p text:style-name="P22"><text:span text:style-name="T1">+ info(msg:str)</text:span></text:p>
            <text:p text:style-name="P22"><text:span text:style-name="T1">+ error(msg:str)</text:span></text:p>
            <text:p text:style-name="P22"><text:span text:style-name="T1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6" draw:text-style-name="P25" draw:layer="layout" svg:width="5.25cm" svg:height="1.153cm" svg:x="1.5cm" svg:y="6.91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Python</text:span></text:p>
            <text:p text:style-name="P1"><text:span text:style-name="T1">&lt;&lt;utility&gt;&gt;, &lt;&lt;thread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6" draw:layer="layout" svg:width="5.25cm" svg:height="12.082cm" svg:x="1.5cm" svg:y="8.068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8" draw:text-style-name="P8" draw:layer="layout" svg:width="3.75cm" svg:height="1.153cm" svg:x="2.25cm" svg:y="8.36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&lt;&lt;thread&gt;&gt;</text:span></text:p>
            <text:p text:style-name="P7"><text:span text:style-name="T1">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0" draw:layer="layout" svg:width="3.75cm" svg:height="0.703cm" svg:x="2.25cm" svg:y="9.516cm">
            <text:p text:style-name="P9"><text:span text:style-name="T3">Threading.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3.75cm" svg:height="1.781cm" svg:x="2.25cm" svg:y="10.21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start()</text:span></text:p>
            <text:p text:style-name="P9"><text:span text:style-name="T3">+ run()</text:span></text:p>
            <text:p text:style-name="P9"><text:span text:style-name="T3">+ join()</text:span></text:p>
            <text:p text:style-name="P9"><text:span text:style-name="T3">+ is_aliv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31" draw:text-style-name="P8" draw:layer="layout" svg:width="3.75cm" svg:height="1.153cm" svg:x="2.25cm" svg:y="12.47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&lt;&lt;thread&gt;&gt;</text:span></text:p>
            <text:p text:style-name="P7"><text:span text:style-name="T1">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0" draw:layer="layout" svg:width="3.75cm" svg:height="0.688cm" svg:x="2.25cm" svg:y="13.625cm">
            <text:p text:style-name="P9"><text:span text:style-name="T3">Threading.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0" draw:layer="layout" svg:width="3.75cm" svg:height="1.387cm" svg:x="2.25cm" svg:y="14.3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start()</text:span></text:p>
            <text:p text:style-name="P9"><text:span text:style-name="T3">+ run()</text:span></text:p>
            <text:p text:style-name="P9"><text:span text:style-name="T3">+ cancel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4.44cm" svg:y="-4.997cm"/>
          <draw:glue-point draw:id="5" svg:x="2.218cm" svg:y="-4.997cm"/>
          <draw:glue-point draw:id="6" svg:x="-0.001cm" svg:y="0.636cm" draw:align="top-right"/>
          <draw:glue-point draw:id="7" svg:x="4.44cm" svg:y="5cm"/>
          <draw:glue-point draw:id="8" svg:x="2.218cm" svg:y="5cm"/>
          <draw:glue-point draw:id="9" svg:x="-2.221cm" svg:y="5cm"/>
          <draw:glue-point draw:id="10" svg:x="-4.445cm" svg:y="5cm"/>
          <draw:glue-point draw:id="11" svg:x="-0.001cm" svg:y="-0.544cm" draw:align="bottom-right"/>
          <draw:glue-point draw:id="12" svg:x="0.001cm" svg:y="-0.544cm" draw:align="bottom-left"/>
          <draw:glue-point draw:id="13" svg:x="0.001cm" svg:y="0.636cm" draw:align="top-left"/>
          <draw:glue-point draw:id="14" svg:x="-2.221cm" svg:y="-4.997cm"/>
          <draw:glue-point draw:id="15" svg:x="-4.445cm" svg:y="-4.997cm"/>
          <draw:glue-point draw:id="16" svg:x="-5cm" svg:y="-1.565cm"/>
          <draw:glue-point draw:id="17" svg:x="-3.826cm" svg:y="2.769cm"/>
          <draw:custom-shape draw:style-name="gr34" draw:text-style-name="P8" draw:layer="layout" svg:width="3.75cm" svg:height="1.153cm" svg:x="2.25cm" svg:y="16.22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&lt;&lt;thread&gt;&gt;</text:span></text:p>
            <text:p text:style-name="P7"><text:span text:style-name="T1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0" draw:layer="layout" svg:width="3.75cm" svg:height="0.688cm" svg:x="2.25cm" svg:y="17.381cm">
            <text:p text:style-name="P9"><text:span text:style-name="T3">Threading.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0" draw:layer="layout" svg:width="3.75cm" svg:height="1.781cm" svg:x="2.25cm" svg:y="18.06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is_set()</text:span></text:p>
            <text:p text:style-name="P9"><text:span text:style-name="T3">+ set()</text:span></text:p>
            <text:p text:style-name="P9"><text:span text:style-name="T3">+ clearl()</text:span></text:p>
            <text:p text:style-name="P9"><text:span text:style-name="T3">+ wai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7" draw:text-style-name="P16" draw:layer="layout" svg:x1="9.45cm" svg:y1="11.321cm" svg:x2="5.999cm" svg:y2="11.456cm" draw:start-shape="id2" draw:start-glue-point="21" draw:end-shape="id7" draw:end-glue-point="12" svg:d="M9450 11321h-1725v135h-1726" svg:viewBox="0 0 3452 136">
          <text:p/>
        </draw:connector>
        <draw:connector draw:style-name="gr38" draw:text-style-name="P16" draw:layer="layout" svg:x1="9.45cm" svg:y1="12.055cm" svg:x2="5.999cm" svg:y2="15.156cm" draw:start-shape="id2" draw:start-glue-point="20" draw:end-shape="id8" draw:end-glue-point="12" svg:d="M9450 12055h-1725v3101h-1726" svg:viewBox="0 0 3452 3102">
          <text:p/>
        </draw:connector>
        <draw:connector draw:style-name="gr39" draw:text-style-name="P16" draw:layer="layout" draw:line-skew="0.375cm" svg:x1="9.45cm" svg:y1="12.551cm" svg:x2="5.999cm" svg:y2="19.306cm" draw:start-shape="id2" draw:start-glue-point="22" draw:end-shape="id9" draw:end-glue-point="11" svg:d="M9450 12551h-1350v6755h-2101" svg:viewBox="0 0 3452 6756">
          <text:p/>
        </draw:connector>
        <draw:frame draw:style-name="gr22" draw:text-style-name="P19" draw:layer="layout" svg:width="2.5cm" svg:height="0.75cm" svg:x="7.25cm" svg:y="9.75cm">
          <draw:text-box>
            <text:p><text:span text:style-name="T6">&lt;&lt;uses&gt;&gt;</text:span></text:p>
          </draw:text-box>
        </draw:frame>
        <draw:custom-shape draw:style-name="gr40" draw:text-style-name="P12" draw:layer="layout" svg:width="19.5cm" svg:height="27.7cm" svg:x="1cm" svg:y="1cm">
          <text:p/>
          <draw:enhanced-geometry svg:viewBox="0 0 21600 21600" draw:type="rectangle" draw:enhanced-path="M 0 0 L 21600 0 21600 21600 0 21600 0 0 Z N"/>
        </draw:custom-shape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41" draw:text-style-name="P8" draw:layer="layout" svg:width="5.25cm" svg:height="0.679cm" svg:x="13.85cm" svg:y="2.7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7"><text:span text:style-name="T1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7" draw:layer="layout" svg:width="5.25cm" svg:height="1.033cm" svg:x="13.85cm" svg:y="3.429cm">
            <text:p text:style-name="P18"><text:span text:style-name="T1">&lt;&lt;utility&gt;&gt;</text:span></text:p>
            <text:p text:style-name="P18"><text:span text:style-name="T1">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0" draw:layer="layout" svg:width="5.25cm" svg:height="0.599cm" svg:x="13.85cm" svg:y="4.46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9"><text:span text:style-name="T3">+ LED_N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cycle_time" draw:style-name="dp1" draw:master-page-name="Default">
        <draw:custom-shape draw:style-name="gr44" draw:text-style-name="P12" draw:layer="layout" svg:width="16.25cm" svg:height="6.75cm" svg:x="2cm" svg:y="3.25cm">
          <text:p/>
          <draw:enhanced-geometry svg:viewBox="0 0 21600 21600" draw:type="rectangle" draw:enhanced-path="M 0 0 L 21600 0 21600 21600 0 21600 0 0 Z N"/>
        </draw:custom-shape>
        <draw:line draw:style-name="gr45" draw:text-style-name="P12" draw:layer="layout" svg:x1="2.25cm" svg:y1="7.25cm" svg:x2="6cm" svg:y2="7.25cm">
          <text:p/>
        </draw:line>
        <draw:line draw:style-name="gr46" draw:text-style-name="P12" draw:layer="layout" svg:x1="6cm" svg:y1="6cm" svg:x2="6cm" svg:y2="7.25cm">
          <text:p/>
        </draw:line>
        <draw:line draw:style-name="gr45" draw:text-style-name="P12" draw:layer="layout" svg:x1="6cm" svg:y1="6.05cm" svg:x2="9.75cm" svg:y2="6.05cm">
          <text:p/>
        </draw:line>
        <draw:line draw:style-name="gr45" draw:text-style-name="P12" draw:layer="layout" svg:x1="9.7cm" svg:y1="7.25cm" svg:x2="13.45cm" svg:y2="7.25cm">
          <text:p/>
        </draw:line>
        <draw:line draw:style-name="gr46" draw:text-style-name="P12" draw:layer="layout" svg:x1="9.7cm" svg:y1="6cm" svg:x2="9.7cm" svg:y2="7.25cm">
          <text:p/>
        </draw:line>
        <draw:line draw:style-name="gr46" draw:text-style-name="P12" draw:layer="layout" svg:x1="13.4cm" svg:y1="6cm" svg:x2="13.4cm" svg:y2="7.25cm">
          <text:p/>
        </draw:line>
        <draw:line draw:style-name="gr45" draw:text-style-name="P12" draw:layer="layout" svg:x1="13.4cm" svg:y1="6.05cm" svg:x2="17.15cm" svg:y2="6.05cm">
          <text:p/>
        </draw:line>
        <draw:line draw:style-name="gr47" draw:text-style-name="P12" xml:id="id10" draw:id="id10" draw:layer="layout" svg:x1="6cm" svg:y1="4.75cm" svg:x2="6cm" svg:y2="8.75cm">
          <text:p/>
        </draw:line>
        <draw:line draw:style-name="gr47" draw:text-style-name="P12" xml:id="id11" draw:id="id11" draw:layer="layout" svg:x1="13.4cm" svg:y1="4.75cm" svg:x2="13.4cm" svg:y2="8.75cm">
          <text:p/>
        </draw:line>
        <draw:line draw:style-name="gr47" draw:text-style-name="P12" xml:id="id12" draw:id="id12" draw:layer="layout" svg:x1="9.75cm" svg:y1="6cm" svg:x2="9.7cm" svg:y2="8.75cm">
          <text:p/>
        </draw:line>
        <draw:connector draw:style-name="gr48" draw:text-style-name="P12" draw:layer="layout" draw:type="line" svg:x1="6cm" svg:y1="4.75cm" svg:x2="13.4cm" svg:y2="4.75cm" draw:start-shape="id10" draw:end-shape="id11" svg:d="M6000 4750h7400" svg:viewBox="0 0 7401 1">
          <text:p/>
        </draw:connector>
        <draw:connector draw:style-name="gr48" draw:text-style-name="P12" draw:layer="layout" draw:type="line" svg:x1="6cm" svg:y1="8.75cm" svg:x2="9.725cm" svg:y2="8.75cm" draw:start-shape="id10" draw:start-glue-point="2" draw:end-shape="id12" draw:end-glue-point="2" svg:d="M6000 8750h3725" svg:viewBox="0 0 3726 1">
          <text:p/>
        </draw:connector>
        <draw:frame draw:style-name="gr49" draw:text-style-name="P28" draw:layer="layout" svg:width="6.5cm" svg:height="1.25cm" svg:x="6.5cm" svg:y="4.75cm">
          <draw:text-box>
            <text:p>cycle_time (float)</text:p>
          </draw:text-box>
        </draw:frame>
        <draw:frame draw:style-name="gr50" draw:text-style-name="P28" draw:layer="layout" svg:width="3.25cm" svg:height="1cm" svg:x="6.25cm" svg:y="7.5cm">
          <draw:text-box>
            <text:p>half tim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3H49M21S</meta:editing-duration>
    <meta:editing-cycles>34</meta:editing-cycles>
    <meta:generator>LibreOffice/24.2.7.2$Linux_X86_64 LibreOffice_project/420$Build-2</meta:generator>
    <dc:date>2026-03-31T17:31:47.379340022</dc:date>
    <meta:document-statistic meta:object-count="70"/>
  </office:meta>
</office:document-meta>
</file>